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3.81mm"/>
    </style:style>
    <style:style style:name="co3" style:family="table-column">
      <style:table-column-properties fo:break-before="auto" style:column-width="225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82.72mm"/>
    </style:style>
    <style:style style:name="co6" style:family="table-column">
      <style:table-column-properties fo:break-before="auto" style:column-width="35.52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11.89mm" fo:break-before="auto" style:use-optimal-row-height="false"/>
    </style:style>
    <style:style style:name="ro7" style:family="table-row">
      <style:table-row-properties style:row-height="22.47mm" fo:break-before="auto" style:use-optimal-row-height="false"/>
    </style:style>
    <style:style style:name="ro8" style:family="table-row">
      <style:table-row-properties style:row-height="20.62mm" fo:break-before="auto" style:use-optimal-row-height="false"/>
    </style:style>
    <style:style style:name="ro9" style:family="table-row">
      <style:table-row-properties style:row-height="24.59mm" fo:break-before="auto" style:use-optimal-row-height="false"/>
    </style:style>
    <style:style style:name="ro10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a800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a80000" style:text-align-source="fix" style:repeat-content="false" style:vertical-align="middle"/>
      <style:paragraph-properties fo:text-align="start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a80000"/>
      <style:text-properties fo:font-size="14pt" style:font-size-asian="14pt" style:font-size-complex="14pt"/>
    </style:style>
    <style:style style:name="ce6" style:family="table-cell" style:parent-style-name="Default" style:data-style-name="N84"/>
    <style:style style:name="ce15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6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eu TCC – Lucas da Silva – Unisalesiano – Engenharia da Computação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text:p>Projeto: Miracle Reader</text:p>
          </table:table-cell>
          <table:covered-table-cell table:number-columns-repeated="2" table:style-name="ce15"/>
          <table:table-cell table:style-name="ce15" table:number-columns-repeated="9"/>
          <table:table-cell table:style-name="ce10" table:number-columns-repeated="1012"/>
        </table:table-row>
        <table:table-row table:style-name="ro3">
          <table:table-cell table:style-name="ce3" office:value-type="string" calcext:value-type="string" table:number-columns-spanned="3" table:number-rows-spanned="1">
            <text:p>Ano: 2018</text:p>
          </table:table-cell>
          <table:covered-table-cell table:number-columns-repeated="2" table:style-name="ce16"/>
          <table:table-cell table:style-name="ce16" table:number-columns-repeated="1021"/>
        </table:table-row>
        <table:table-row table:style-name="ro3">
          <table:table-cell table:style-name="ce4" office:value-type="string" calcext:value-type="string" table:number-columns-spanned="3" table:number-rows-spanned="1">
            <text:p>Descrição:</text:p>
          </table:table-cell>
          <table:covered-table-cell table:style-name="ce9"/>
          <table:covered-table-cell/>
          <table:table-cell table:number-columns-repeated="1021"/>
        </table:table-row>
        <table:table-row table:style-name="ro3"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Tarefa</text:p>
          </table:table-cell>
          <table:table-cell table:style-name="ce5" office:value-type="string" calcext:value-type="string">
            <text:p>Observação</text:p>
          </table:table-cell>
          <table:table-cell table:style-name="ce16" table:number-columns-repeated="1021"/>
        </table:table-row>
        <table:table-row table:style-name="ro4">
          <table:table-cell office:value-type="date" office:date-value="2017-03-01" calcext:value-type="date">
            <text:p>2017-03-01</text:p>
          </table:table-cell>
          <table:table-cell office:value-type="string" calcext:value-type="string">
            <text:p>Definição de tema para o projeto</text:p>
          </table:table-cell>
          <table:table-cell office:value-type="string" calcext:value-type="string">
            <text:p>Conversado com o professor James em relação a isso, ele achou uma ideia válida;</text:p>
          </table:table-cell>
          <table:table-cell table:number-columns-repeated="1021"/>
        </table:table-row>
        <table:table-row table:style-name="ro5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Estudo do reconhecimento de caracteres (OCR)</text:p>
          </table:table-cell>
          <table:table-cell office:value-type="string" calcext:value-type="string">
            <text:p>Inicialmente estudando o tesseract, feito em C++, realizado testes com a linguagem C++</text:p>
          </table:table-cell>
          <table:table-cell table:number-columns-repeated="1021"/>
        </table:table-row>
        <table:table-row table:style-name="ro6">
          <table:table-cell office:value-type="date" office:date-value="2017-10-01" calcext:value-type="date">
            <text:p>2017-10-01</text:p>
          </table:table-cell>
          <table:table-cell office:value-type="string" calcext:value-type="string">
            <text:p>Encaminhamento de ideia de projeto e do que seria utilizado para os professores</text:p>
          </table:table-cell>
          <table:table-cell office:value-type="string" calcext:value-type="string">
            <text:p>Após uma conversa novamente com o James, encaminhei para o professor Chicao (responsavel pelo desenvolvimento do TCC dos alunos), </text:p>
            <text:p>o projeto consistia em deixar tudo na parte mobile pelo celular, tanto a camera quanto o próprio hardware de processamento, </text:p>
            <text:p>porém ele rejeitou esta parte de utilizar o celular e pelo curso se tratar de engenharia da computacao, utilizar algum sistema embarcado para isto.</text:p>
          </table:table-cell>
          <table:table-cell table:number-columns-repeated="1021"/>
        </table:table-row>
        <table:table-row table:style-name="ro7">
          <table:table-cell office:value-type="date" office:date-value="2017-12-01" calcext:value-type="date">
            <text:p>2017-12-01</text:p>
          </table:table-cell>
          <table:table-cell office:value-type="string" calcext:value-type="string">
            <text:p>Estudo de um novo componente embarcado e de novas utilidades no projeto</text:p>
          </table:table-cell>
          <table:table-cell office:value-type="string" calcext:value-type="string">
            <text:p>Estava estudando desde o principio, a ideia de utilizar o raspberry PI para a criação definitiva do projeto, havia conversado com o Ancilotto.</text:p>
            <text:p>Ele possui dois raspberry sendo um o PI 3 B (não tenho ideia se possui a versão + ou não) e o PI 2, atualmente ele só utiliza o 3, deixando o 2</text:p>
            <text:p>Parado (há algum tempo), porém ao me atualizar com ele, parece que havia emprestado o aparelho para algum primo seu, porém ele possui a </text:p>
            <text:p>Tela touchscreen para se encaixar no raspberry, o que pode ser de muita serventia para um projeto totalmente independente do uso de outro </text:p>
            <text:p>Aparelho auxiliar como computador ou celular para gerenciar o uso do raspberry, estudando a grande possibilidade de utilizar um aparelho destes</text:p>
            <text:p>Provavelmente comprando a tela LED touchscreen do Ancilotto e comprando minha própria raspberry PI (sendo 2 ou 3)</text:p>
          </table:table-cell>
          <table:table-cell table:number-columns-repeated="1021"/>
        </table:table-row>
        <table:table-row table:style-name="ro8">
          <table:table-cell office:value-type="date" office:date-value="2017-12-17" calcext:value-type="date">
            <text:p>2017-12-17</text:p>
          </table:table-cell>
          <table:table-cell office:value-type="string" calcext:value-type="string">
            <text:p>Primeira compra de componentes e curso de raspberry na udemy</text:p>
          </table:table-cell>
          <table:table-cell office:value-type="string" calcext:value-type="string">
            <text:p>No site allyexpress, comprei uma camera de 5MP para a captura das imagens com a raspberry, é uma camera bem especifica, ficou em torno </text:p>
            <text:p>De 20 reais já convertido do dolar, ela possui um cabo flat e dá para comprar um extensor flat para ampliar a distancia dela e do raspberry</text:p>
            <text:p>Comprei também o curso de rasperry da udemy onde o cara ensina a fazer um robo e utiliza servidor apache http para controla-lo pelo </text:p>
            <text:p>Navegador de um dispositivo qualquer, o intuito desse curso é aprender sobre a montagem do aparelho e a instalação e utilizacao de softwares</text:p>
            <text:p>E do próprio sistema operacional, pelo menos por conta própria e utilizando o exemplo do robo</text:p>
          </table:table-cell>
          <table:table-cell table:number-columns-repeated="1021"/>
        </table:table-row>
        <table:table-row table:style-name="ro9">
          <table:table-cell office:value-type="date" office:date-value="2017-12-21" calcext:value-type="date">
            <text:p>2017-12-21</text:p>
          </table:table-cell>
          <table:table-cell office:value-type="string" calcext:value-type="string">
            <text:p>Comprar a raspberry PI 2 ou 3 (B/B+)</text:p>
          </table:table-cell>
          <table:table-cell office:value-type="string" calcext:value-type="string">
            <text:p>Verificar se o Ancilotto recuperou sua raspberry parada, a desvantagem da 2 para a 3 além do poder de processamento é a conexão extra que</text:p>
            <text:p> o 3 possui em relação a WiFi e Bluetooth, coisa que a 2 não possui, apenas o cabo ethernet RJ45, porem acrédito que seja indiferente, pois</text:p>
            <text:p>Se for para se tratar de fios, no projeto final já imagino utilizamos uma fonte de tomada acoplado ao projeto, então um cabo a mais ou a menos</text:p>
            <text:p>Não irá tanta diferença, mais seria legal possuir bluetooth sim. O André do meu serviço também possui um raspberry PI, talvez verificar com ele</text:p>
            <text:p>Se ele ainda está vendendo (ele já havia oferecido para mim uma vez), caso eu não consiga comprar estes dois primeiros, o jeito é comprar</text:p>
            <text:p>Da net mesmo, dando prioridade para o 3 por ser mais rapido e completo, mas se o 2 estiver MUITO mais em conta, irei optar por ele</text:p>
          </table:table-cell>
          <table:table-cell table:number-columns-repeated="1021"/>
        </table:table-row>
        <table:table-row table:style-name="ro10">
          <table:table-cell office:value-type="date" office:date-value="2017-12-24" calcext:value-type="date">
            <text:p>2017-12-24</text:p>
          </table:table-cell>
          <table:table-cell office:value-type="string" calcext:value-type="string">
            <text:p>Estudar a plataforma java para uso do tesse4J e speechAPI</text:p>
          </table:table-cell>
          <table:table-cell office:value-type="string" calcext:value-type="string">
            <text:p>Foi estudado e realizado testes tanto de speech API quanto do tesseract, e ambos deram certo apenas com Python, a possibilidade de utilizar</text:p>
            <text:p>Java já pode ser descartada</text:p>
          </table:table-cell>
          <table:table-cell table:number-columns-repeated="1021"/>
        </table:table-row>
        <table:table-row table:style-name="ro10">
          <table:table-cell office:value-type="date" office:date-value="2017-12-23" calcext:value-type="date">
            <text:p>2017-12-23</text:p>
          </table:table-cell>
          <table:table-cell office:value-type="string" calcext:value-type="string">
            <text:p>Montar servidor apache no raspbian do virtualbox</text:p>
          </table:table-cell>
          <table:table-cell office:value-type="string" calcext:value-type="string">
            <text:p>Apesar de ter sido instalado há alguns dias atrás, não foi mais necessário, pois consegui instalar e montar um micro-servidor com acesso </text:p>
            <text:p>Remoto a tela apenas utilizando os passos no curso da udemy</text:p>
          </table:table-cell>
          <table:table-cell table:number-columns-repeated="1021"/>
        </table:table-row>
        <table:table-row table:style-name="ro10">
          <table:table-cell table:style-name="Default"/>
          <table:table-cell office:value-type="string" calcext:value-type="string">
            <text:p>Realização de testes com java + tesse4J + servidor apache + raspbian</text:p>
          </table:table-cell>
          <table:table-cell office:value-type="string" calcext:value-type="string">
            <text:p>como o tesseract-ocr e o speechAPI já deram certo LOCALMENTE apenas utilizando PYTHON, esta atividade é considerada como concluida</text:p>
            <text:p>Pois não é mais essencial o uso do java no projeto</text:p>
          </table:table-cell>
          <table:table-cell table:number-columns-repeated="1021"/>
        </table:table-row>
        <table:table-row table:style-name="ro4">
          <table:table-cell table:style-name="Default"/>
          <table:table-cell office:value-type="string" calcext:value-type="string">
            <text:p>Estudo com conexão de camera no raspberry + botao de captura de imagem (python?)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 calcext:value-type="string">
            <text:p>Coleta de dados sobre o projeto, para agilizar futuros artigos para entrega na faculdade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 calcext:value-type="string">
            <text:p>Estudar casos de uso do projeto para a sociedade e no que ele pode melhorar a vida das pessoas</text:p>
          </table:table-cell>
          <table:table-cell table:number-columns-repeated="1022"/>
        </table:table-row>
        <table:table-row table:style-name="ro4">
          <table:table-cell office:value-type="date" office:date-value="2017-12-17" calcext:value-type="date">
            <text:p>2017-12-17</text:p>
          </table:table-cell>
          <table:table-cell office:value-type="string" calcext:value-type="string">
            <text:p>Montagem da imagem do prototipo, com todos os “possiveis” componentes que serao utilizados</text:p>
          </table:table-cell>
          <table:table-cell office:value-type="string" calcext:value-type="string">
            <text:p>prototipos realizados e comentados cada etapa, todos encaminhados no meu e-mail</text:p>
          </table:table-cell>
          <table:table-cell table:number-columns-repeated="1021"/>
        </table:table-row>
        <table:table-row table:style-name="ro4">
          <table:table-cell table:style-name="Default"/>
          <table:table-cell office:value-type="string" calcext:value-type="string">
            <text:p>Montagem do prototipo, com as peças essenciais e verificar se vai funcionar perfeitamente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 calcext:value-type="string">
            <text:p>Montagem do prototipo de papelao ou plastico, verificar o que mais vai se adequar</text:p>
          </table:table-cell>
          <table:table-cell table:number-columns-repeated="1022"/>
        </table:table-row>
      </table:table>
      <table:table table:name="Planilha2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office:value-type="string" calcext:value-type="string">
            <text:p>Estudar Python pelo curso</text:p>
          </table:table-cell>
          <table:table-cell office:value-type="string" calcext:value-type="string">
            <text:p>Concluido</text:p>
          </table:table-cell>
          <table:table-cell table:style-name="ce6" office:value-type="date" office:date-value="2018-01-03" calcext:value-type="date">
            <text:p>2018-01-03</text:p>
          </table:table-cell>
          <table:table-cell/>
        </table:table-row>
        <table:table-row table:style-name="ro4">
          <table:table-cell office:value-type="string" calcext:value-type="string">
            <text:p>Estudar Python QT</text:p>
          </table:table-cell>
          <table:table-cell office:value-type="string" calcext:value-type="string">
            <text:p>Sendo efetuado</text:p>
          </table:table-cell>
          <table:table-cell/>
          <table:table-cell table:style-name="ce6" office:value-type="date" office:date-value="2018-01-09" calcext:value-type="date">
            <text:p>2018-01-09</text:p>
          </table:table-cell>
        </table:table-row>
        <table:table-row table:style-name="ro4">
          <table:table-cell office:value-type="string" calcext:value-type="string">
            <text:p>Estudar processamento de imagens, deixar em alto contraste + preto e branco</text:p>
          </table:table-cell>
          <table:table-cell office:value-type="string" calcext:value-type="string">
            <text:p>Concluido em partes</text:p>
          </table:table-cell>
          <table:table-cell table:style-name="ce6" office:value-type="date" office:date-value="2018-01-08" calcext:value-type="date">
            <text:p>2018-01-08</text:p>
          </table:table-cell>
          <table:table-cell office:value-type="string" calcext:value-type="string">
            <text:p>Deixado imagem apenas em preto e branco</text:p>
          </table:table-cell>
        </table:table-row>
        <table:table-row table:style-name="ro4">
          <table:table-cell office:value-type="string" calcext:value-type="string">
            <text:p>Adaptar leitura de imagem junto ao TTS no python</text:p>
          </table:table-cell>
          <table:table-cell office:value-type="string" calcext:value-type="string">
            <text:p>Concluido</text:p>
          </table:table-cell>
          <table:table-cell table:style-name="ce6" office:value-type="date" office:date-value="2018-01-08" calcext:value-type="date">
            <text:p>2018-01-08</text:p>
          </table:table-cell>
          <table:table-cell/>
        </table:table-row>
        <table:table-row table:style-name="ro4">
          <table:table-cell office:value-type="string" calcext:value-type="string">
            <text:p>Estudar montagem de circuito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coplagem de circuitos a tela LED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studar montagem da camer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ontar prototipos em papelao para suporte em camera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uscar informacoes de texto para complementar o projeto e deixar semi pronto para a futura documentacao</text:p>
          </table:table-cell>
          <table:table-cell office:value-type="string" calcext:value-type="string">
            <text:p>Sendo efetuado</text:p>
          </table:table-cell>
          <table:table-cell/>
          <table:table-cell table:style-name="ce6" office:value-type="date" office:date-value="2018-01-09" calcext:value-type="date">
            <text:p>2018-01-09</text:p>
          </table:table-cell>
        </table:table-row>
        <table:table-row table:style-name="ro4">
          <table:table-cell office:value-type="string" calcext:value-type="string">
            <text:p>fazer documentacao do sistem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1:25:01.79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2:43:43.378000000</meta:creation-date>
    <dc:date>2018-01-09T12:55:50.986000000</dc:date>
    <meta:editing-duration>PT5H47M44S</meta:editing-duration>
    <meta:editing-cycles>11</meta:editing-cycles>
    <meta:generator>LibreOffice/5.3.6.1$Windows_x86 LibreOffice_project/686f202eff87ef707079aeb7f485847613344eb7</meta:generator>
    <meta:document-statistic meta:table-count="2" meta:cell-count="62" meta:object-count="0"/>
  </office:meta>
</office:document-meta>
</file>